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HC23_PbPb_pass3_I-A11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table:style-name="ce1" office:value-type="string" calcext:value-type="string">
            <text:p>Eff BP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Plane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Err E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79.4373" calcext:value-type="float">
            <text:p>79.4373</text:p>
          </table:table-cell>
          <table:table-cell table:style-name="ce2" office:value-type="float" office:value="0.00725954" calcext:value-type="float">
            <text:p>0.0072595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50_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BP</text:p>
          </table:table-cell>
          <table:table-cell table:style-name="ce3" office:value-type="float" office:value="77.9432" calcext:value-type="float">
            <text:p>77.9432</text:p>
          </table:table-cell>
          <table:table-cell table:style-name="ce3" office:value-type="float" office:value="0.00744761" calcext:value-type="float">
            <text:p>0.007447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78.5558" calcext:value-type="float">
            <text:p>78.5558</text:p>
          </table:table-cell>
          <table:table-cell table:style-name="ce2" office:value-type="float" office:value="0.00783882" calcext:value-type="float">
            <text:p>0.0078388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50_8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BP</text:p>
          </table:table-cell>
          <table:table-cell table:style-name="ce3" office:value-type="float" office:value="76.4958" calcext:value-type="float">
            <text:p>76.4958</text:p>
          </table:table-cell>
          <table:table-cell table:style-name="ce3" office:value-type="float" office:value="0.00809838" calcext:value-type="float">
            <text:p>0.008098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50_8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string" calcext:value-type="string">
            <text:p>NBP</text:p>
          </table:table-cell>
          <table:table-cell table:style-name="ce3" office:value-type="float" office:value="53.2583" calcext:value-type="float">
            <text:p>53.2583</text:p>
          </table:table-cell>
          <table:table-cell table:style-name="ce3" office:value-type="float" office:value="0.00851599" calcext:value-type="float">
            <text:p>0.00851599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25.103" calcext:value-type="float">
            <text:p>25.103</text:p>
          </table:table-cell>
          <table:table-cell table:style-name="ce4" office:value-type="float" office:value="0.0153224" calcext:value-type="float">
            <text:p>0.01532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50_8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NBP</text:p>
          </table:table-cell>
          <table:table-cell table:style-name="ce3" office:value-type="float" office:value="65.9747" calcext:value-type="float">
            <text:p>65.9747</text:p>
          </table:table-cell>
          <table:table-cell table:style-name="ce3" office:value-type="float" office:value="0.0167425" calcext:value-type="float">
            <text:p>0.016742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50_8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string" calcext:value-type="string">
            <text:p>NBP</text:p>
          </table:table-cell>
          <table:table-cell table:style-name="ce3" office:value-type="float" office:value="67.8801" calcext:value-type="float">
            <text:p>67.8801</text:p>
          </table:table-cell>
          <table:table-cell table:style-name="ce3" office:value-type="float" office:value="0.0201687" calcext:value-type="float">
            <text:p>0.0201687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3.40086" calcext:value-type="float">
            <text:p>3.40086</text:p>
          </table:table-cell>
          <table:table-cell table:style-name="ce4" office:value-type="float" office:value="0.00503036" calcext:value-type="float">
            <text:p>0.00503036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string" calcext:value-type="string">
            <text:p>NBP</text:p>
          </table:table-cell>
          <table:table-cell table:style-name="ce5" office:value-type="float" office:value="2.3065" calcext:value-type="float">
            <text:p>2.3065</text:p>
          </table:table-cell>
          <table:table-cell table:style-name="ce5" office:value-type="float" office:value="0.00416607" calcext:value-type="float">
            <text:p>0.0041660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0.1848" calcext:value-type="float">
            <text:p>70.1848</text:p>
          </table:table-cell>
          <table:table-cell table:style-name="ce6" office:value-type="float" office:value="0.0198612" calcext:value-type="float">
            <text:p>0.019861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1.0843" calcext:value-type="float">
            <text:p>71.0843</text:p>
          </table:table-cell>
          <table:table-cell table:style-name="ce6" office:value-type="float" office:value="0.0165539" calcext:value-type="float">
            <text:p>0.016553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55" calcext:value-type="float">
            <text:p>45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1436" calcext:value-type="float">
            <text:p>74.1436</text:p>
          </table:table-cell>
          <table:table-cell table:style-name="ce6" office:value-type="float" office:value="0.0181953" calcext:value-type="float">
            <text:p>0.018195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56" calcext:value-type="float">
            <text:p>45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7.688" calcext:value-type="float">
            <text:p>67.688</text:p>
          </table:table-cell>
          <table:table-cell table:style-name="ce6" office:value-type="float" office:value="0.0176661" calcext:value-type="float">
            <text:p>0.01766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79.0307" calcext:value-type="float">
            <text:p>79.0307</text:p>
          </table:table-cell>
          <table:table-cell table:style-name="ce2" office:value-type="float" office:value="0.0060481" calcext:value-type="float">
            <text:p>0.006048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29" calcext:value-type="float">
            <text:p>52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7.763" calcext:value-type="float">
            <text:p>77.763</text:p>
          </table:table-cell>
          <table:table-cell table:style-name="ce6" office:value-type="float" office:value="0.00556833" calcext:value-type="float">
            <text:p>0.0055683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7687" calcext:value-type="float">
            <text:p>76.7687</text:p>
          </table:table-cell>
          <table:table-cell table:style-name="ce6" office:value-type="float" office:value="0.0155948" calcext:value-type="float">
            <text:p>0.015594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5.2516" calcext:value-type="float">
            <text:p>65.2516</text:p>
          </table:table-cell>
          <table:table-cell table:style-name="ce6" office:value-type="float" office:value="0.0178517" calcext:value-type="float">
            <text:p>0.017851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70" calcext:value-type="float">
            <text:p>57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7422" calcext:value-type="float">
            <text:p>76.7422</text:p>
          </table:table-cell>
          <table:table-cell table:style-name="ce6" office:value-type="float" office:value="0.0173403" calcext:value-type="float">
            <text:p>0.017340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5.3059" calcext:value-type="float">
            <text:p>55.3059</text:p>
          </table:table-cell>
          <table:table-cell table:style-name="ce6" office:value-type="float" office:value="0.0254404" calcext:value-type="float">
            <text:p>0.025440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3184" calcext:value-type="float">
            <text:p>79.3184</text:p>
          </table:table-cell>
          <table:table-cell table:style-name="ce6" office:value-type="float" office:value="0.0174944" calcext:value-type="float">
            <text:p>0.017494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3.9065" calcext:value-type="float">
            <text:p>73.9065</text:p>
          </table:table-cell>
          <table:table-cell table:style-name="ce6" office:value-type="float" office:value="0.00520704" calcext:value-type="float">
            <text:p>0.00520704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0.3454" calcext:value-type="float">
            <text:p>10.3454</text:p>
          </table:table-cell>
          <table:table-cell table:style-name="ce4" office:value-type="float" office:value="0.00674998" calcext:value-type="float">
            <text:p>0.00674998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string" calcext:value-type="string">
            <text:p>NBP</text:p>
          </table:table-cell>
          <table:table-cell table:style-name="ce5" office:value-type="float" office:value="12.0912" calcext:value-type="float">
            <text:p>12.0912</text:p>
          </table:table-cell>
          <table:table-cell table:style-name="ce5" office:value-type="float" office:value="0.00722591" calcext:value-type="float">
            <text:p>0.0072259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46" calcext:value-type="float">
            <text:p>64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3.6794" calcext:value-type="float">
            <text:p>73.6794</text:p>
          </table:table-cell>
          <table:table-cell table:style-name="ce6" office:value-type="float" office:value="0.00618671" calcext:value-type="float">
            <text:p>0.0061867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826" calcext:value-type="float">
            <text:p>68.826</text:p>
          </table:table-cell>
          <table:table-cell table:style-name="ce6" office:value-type="float" office:value="0.00947328" calcext:value-type="float">
            <text:p>0.0094732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9397" calcext:value-type="float">
            <text:p>68.9397</text:p>
          </table:table-cell>
          <table:table-cell table:style-name="ce6" office:value-type="float" office:value="0.0161435" calcext:value-type="float">
            <text:p>0.016143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4" calcext:value-type="float">
            <text:p>68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9.2129" calcext:value-type="float">
            <text:p>69.2129</text:p>
          </table:table-cell>
          <table:table-cell table:style-name="ce6" office:value-type="float" office:value="0.0163736" calcext:value-type="float">
            <text:p>0.016373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9" calcext:value-type="float">
            <text:p>68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5.8605" calcext:value-type="float">
            <text:p>75.8605</text:p>
          </table:table-cell>
          <table:table-cell table:style-name="ce6" office:value-type="float" office:value="0.0177832" calcext:value-type="float">
            <text:p>0.017783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99" calcext:value-type="float">
            <text:p>69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9576" calcext:value-type="float">
            <text:p>76.9576</text:p>
          </table:table-cell>
          <table:table-cell table:style-name="ce6" office:value-type="float" office:value="0.0108015" calcext:value-type="float">
            <text:p>0.0108015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43.1036" calcext:value-type="float">
            <text:p>43.1036</text:p>
          </table:table-cell>
          <table:table-cell table:style-name="ce4" office:value-type="float" office:value="0.00946967" calcext:value-type="float">
            <text:p>0.00946967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704" calcext:value-type="float">
            <text:p>704</text:p>
          </table:table-cell>
          <table:table-cell table:style-name="ce5" office:value-type="string" calcext:value-type="string">
            <text:p>NBP</text:p>
          </table:table-cell>
          <table:table-cell table:style-name="ce5" office:value-type="float" office:value="34.0108" calcext:value-type="float">
            <text:p>34.0108</text:p>
          </table:table-cell>
          <table:table-cell table:style-name="ce5" office:value-type="float" office:value="0.009059" calcext:value-type="float">
            <text:p>0.00905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05" calcext:value-type="float">
            <text:p>70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8167" calcext:value-type="float">
            <text:p>74.8167</text:p>
          </table:table-cell>
          <table:table-cell table:style-name="ce6" office:value-type="float" office:value="0.00737223" calcext:value-type="float">
            <text:p>0.0073722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9.0119" calcext:value-type="float">
            <text:p>69.0119</text:p>
          </table:table-cell>
          <table:table-cell table:style-name="ce6" office:value-type="float" office:value="0.00835793" calcext:value-type="float">
            <text:p>0.0083579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21" calcext:value-type="float">
            <text:p>72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9803" calcext:value-type="float">
            <text:p>72.9803</text:p>
          </table:table-cell>
          <table:table-cell table:style-name="ce6" office:value-type="float" office:value="0.00725861" calcext:value-type="float">
            <text:p>0.0072586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2" calcext:value-type="float">
            <text:p>73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5.109" calcext:value-type="float">
            <text:p>75.109</text:p>
          </table:table-cell>
          <table:table-cell table:style-name="ce6" office:value-type="float" office:value="0.00825799" calcext:value-type="float">
            <text:p>0.0082579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3" calcext:value-type="float">
            <text:p>73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3.5378" calcext:value-type="float">
            <text:p>63.5378</text:p>
          </table:table-cell>
          <table:table-cell table:style-name="ce6" office:value-type="float" office:value="0.0102354" calcext:value-type="float">
            <text:p>0.010235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4" calcext:value-type="float">
            <text:p>73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0.5607" calcext:value-type="float">
            <text:p>60.5607</text:p>
          </table:table-cell>
          <table:table-cell table:style-name="ce6" office:value-type="float" office:value="0.0105148" calcext:value-type="float">
            <text:p>0.010514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5" calcext:value-type="float">
            <text:p>73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3.6048" calcext:value-type="float">
            <text:p>63.6048</text:p>
          </table:table-cell>
          <table:table-cell table:style-name="ce6" office:value-type="float" office:value="0.010955" calcext:value-type="float">
            <text:p>0.0109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76.6191" calcext:value-type="float">
            <text:p>76.6191</text:p>
          </table:table-cell>
          <table:table-cell table:style-name="ce2" office:value-type="float" office:value="0.00808038" calcext:value-type="float">
            <text:p>0.0080803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42" calcext:value-type="float">
            <text:p>74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6.2017" calcext:value-type="float">
            <text:p>66.2017</text:p>
          </table:table-cell>
          <table:table-cell table:style-name="ce6" office:value-type="float" office:value="0.00903056" calcext:value-type="float">
            <text:p>0.0090305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1.5887" calcext:value-type="float">
            <text:p>71.5887</text:p>
          </table:table-cell>
          <table:table-cell table:style-name="ce6" office:value-type="float" office:value="0.0159367" calcext:value-type="float">
            <text:p>0.015936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64" calcext:value-type="float">
            <text:p>76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9.0546" calcext:value-type="float">
            <text:p>59.0546</text:p>
          </table:table-cell>
          <table:table-cell table:style-name="ce6" office:value-type="float" office:value="0.0109001" calcext:value-type="float">
            <text:p>0.010900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1.7956" calcext:value-type="float">
            <text:p>51.7956</text:p>
          </table:table-cell>
          <table:table-cell table:style-name="ce6" office:value-type="float" office:value="0.010648" calcext:value-type="float">
            <text:p>0.0106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66" calcext:value-type="float">
            <text:p>766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78.3405" calcext:value-type="float">
            <text:p>78.3405</text:p>
          </table:table-cell>
          <table:table-cell table:style-name="ce2" office:value-type="float" office:value="0.00755291" calcext:value-type="float">
            <text:p>0.0075529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66" calcext:value-type="float">
            <text:p>76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5.4906" calcext:value-type="float">
            <text:p>75.4906</text:p>
          </table:table-cell>
          <table:table-cell table:style-name="ce6" office:value-type="float" office:value="0.00788696" calcext:value-type="float">
            <text:p>0.0078869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80" calcext:value-type="float">
            <text:p>78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6194" calcext:value-type="float">
            <text:p>74.6194</text:p>
          </table:table-cell>
          <table:table-cell table:style-name="ce6" office:value-type="float" office:value="0.0122902" calcext:value-type="float">
            <text:p>0.012290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4032" calcext:value-type="float">
            <text:p>68.4032</text:p>
          </table:table-cell>
          <table:table-cell table:style-name="ce6" office:value-type="float" office:value="0.0124026" calcext:value-type="float">
            <text:p>0.0124026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5.73545" calcext:value-type="float">
            <text:p>5.73545</text:p>
          </table:table-cell>
          <table:table-cell table:style-name="ce4" office:value-type="float" office:value="0.00681325" calcext:value-type="float">
            <text:p>0.00681325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string" calcext:value-type="string">
            <text:p>NBP</text:p>
          </table:table-cell>
          <table:table-cell table:style-name="ce5" office:value-type="float" office:value="5.60779" calcext:value-type="float">
            <text:p>5.60779</text:p>
          </table:table-cell>
          <table:table-cell table:style-name="ce5" office:value-type="float" office:value="0.00674156" calcext:value-type="float">
            <text:p>0.0067415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93" calcext:value-type="float">
            <text:p>79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4338" calcext:value-type="float">
            <text:p>79.4338</text:p>
          </table:table-cell>
          <table:table-cell table:style-name="ce6" office:value-type="float" office:value="0.0112697" calcext:value-type="float">
            <text:p>0.01126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65.3736" calcext:value-type="float">
            <text:p>65.3736</text:p>
          </table:table-cell>
          <table:table-cell table:style-name="ce2" office:value-type="float" office:value="0.018383" calcext:value-type="float">
            <text:p>0.01838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96" calcext:value-type="float">
            <text:p>79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5.1991" calcext:value-type="float">
            <text:p>55.1991</text:p>
          </table:table-cell>
          <table:table-cell table:style-name="ce6" office:value-type="float" office:value="0.0192142" calcext:value-type="float">
            <text:p>0.019214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97" calcext:value-type="float">
            <text:p>79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7.3537" calcext:value-type="float">
            <text:p>67.3537</text:p>
          </table:table-cell>
          <table:table-cell table:style-name="ce6" office:value-type="float" office:value="0.0166161" calcext:value-type="float">
            <text:p>0.016616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04" calcext:value-type="float">
            <text:p>80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7.439" calcext:value-type="float">
            <text:p>77.439</text:p>
          </table:table-cell>
          <table:table-cell table:style-name="ce6" office:value-type="float" office:value="0.017156" calcext:value-type="float">
            <text:p>0.01715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3.1806" calcext:value-type="float">
            <text:p>63.1806</text:p>
          </table:table-cell>
          <table:table-cell table:style-name="ce6" office:value-type="float" office:value="0.0192824" calcext:value-type="float">
            <text:p>0.019282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09" calcext:value-type="float">
            <text:p>80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4313" calcext:value-type="float">
            <text:p>74.4313</text:p>
          </table:table-cell>
          <table:table-cell table:style-name="ce6" office:value-type="float" office:value="0.0162225" calcext:value-type="float">
            <text:p>0.016222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0.0643" calcext:value-type="float">
            <text:p>70.0643</text:p>
          </table:table-cell>
          <table:table-cell table:style-name="ce6" office:value-type="float" office:value="0.0142139" calcext:value-type="float">
            <text:p>0.014213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1" calcext:value-type="float">
            <text:p>81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0.7324" calcext:value-type="float">
            <text:p>60.7324</text:p>
          </table:table-cell>
          <table:table-cell table:style-name="ce6" office:value-type="float" office:value="0.0290872" calcext:value-type="float">
            <text:p>0.02908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58.1715" calcext:value-type="float">
            <text:p>58.1715</text:p>
          </table:table-cell>
          <table:table-cell table:style-name="ce2" office:value-type="float" office:value="0.0141767" calcext:value-type="float">
            <text:p>0.0141767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812" calcext:value-type="float">
            <text:p>812</text:p>
          </table:table-cell>
          <table:table-cell table:style-name="ce5" office:value-type="string" calcext:value-type="string">
            <text:p>NBP</text:p>
          </table:table-cell>
          <table:table-cell table:style-name="ce5" office:value-type="float" office:value="26.2015" calcext:value-type="float">
            <text:p>26.2015</text:p>
          </table:table-cell>
          <table:table-cell table:style-name="ce5" office:value-type="float" office:value="0.0126378" calcext:value-type="float">
            <text:p>0.012637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7" calcext:value-type="float">
            <text:p>81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7.9184" calcext:value-type="float">
            <text:p>57.9184</text:p>
          </table:table-cell>
          <table:table-cell table:style-name="ce6" office:value-type="float" office:value="0.0133277" calcext:value-type="float">
            <text:p>0.013327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8" calcext:value-type="float">
            <text:p>81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5.8402" calcext:value-type="float">
            <text:p>65.8402</text:p>
          </table:table-cell>
          <table:table-cell table:style-name="ce6" office:value-type="float" office:value="0.0148882" calcext:value-type="float">
            <text:p>0.014888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9" calcext:value-type="float">
            <text:p>81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7.9885" calcext:value-type="float">
            <text:p>77.9885</text:p>
          </table:table-cell>
          <table:table-cell table:style-name="ce6" office:value-type="float" office:value="0.0265154" calcext:value-type="float">
            <text:p>0.0265154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2.311" calcext:value-type="float">
            <text:p>12.311</text:p>
          </table:table-cell>
          <table:table-cell table:style-name="ce4" office:value-type="float" office:value="0.00909365" calcext:value-type="float">
            <text:p>0.00909365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string" calcext:value-type="string">
            <text:p>NBP</text:p>
          </table:table-cell>
          <table:table-cell table:style-name="ce5" office:value-type="float" office:value="12.3013" calcext:value-type="float">
            <text:p>12.3013</text:p>
          </table:table-cell>
          <table:table-cell table:style-name="ce5" office:value-type="float" office:value="0.00909058" calcext:value-type="float">
            <text:p>0.0090905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15" calcext:value-type="float">
            <text:p>91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5.9993" calcext:value-type="float">
            <text:p>75.9993</text:p>
          </table:table-cell>
          <table:table-cell table:style-name="ce6" office:value-type="float" office:value="0.0185431" calcext:value-type="float">
            <text:p>0.018543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19" calcext:value-type="float">
            <text:p>91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0.669" calcext:value-type="float">
            <text:p>70.669</text:p>
          </table:table-cell>
          <table:table-cell table:style-name="ce6" office:value-type="float" office:value="0.0167686" calcext:value-type="float">
            <text:p>0.016768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0" calcext:value-type="float">
            <text:p>92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3.8697" calcext:value-type="float">
            <text:p>73.8697</text:p>
          </table:table-cell>
          <table:table-cell table:style-name="ce6" office:value-type="float" office:value="0.0149973" calcext:value-type="float">
            <text:p>0.014997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7" calcext:value-type="float">
            <text:p>92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1293" calcext:value-type="float">
            <text:p>74.1293</text:p>
          </table:table-cell>
          <table:table-cell table:style-name="ce6" office:value-type="float" office:value="0.0152245" calcext:value-type="float">
            <text:p>0.015224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8" calcext:value-type="float">
            <text:p>92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1891" calcext:value-type="float">
            <text:p>72.1891</text:p>
          </table:table-cell>
          <table:table-cell table:style-name="ce6" office:value-type="float" office:value="0.0367141" calcext:value-type="float">
            <text:p>0.036714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34" calcext:value-type="float">
            <text:p>93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3591" calcext:value-type="float">
            <text:p>76.3591</text:p>
          </table:table-cell>
          <table:table-cell table:style-name="ce6" office:value-type="float" office:value="0.0102259" calcext:value-type="float">
            <text:p>0.010225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35" calcext:value-type="float">
            <text:p>93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7.6987" calcext:value-type="float">
            <text:p>77.6987</text:p>
          </table:table-cell>
          <table:table-cell table:style-name="ce6" office:value-type="float" office:value="0.0118221" calcext:value-type="float">
            <text:p>0.011822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36" calcext:value-type="float">
            <text:p>93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0618" calcext:value-type="float">
            <text:p>72.0618</text:p>
          </table:table-cell>
          <table:table-cell table:style-name="ce6" office:value-type="float" office:value="0.0339279" calcext:value-type="float">
            <text:p>0.0339279</text:p>
          </table:table-cell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HC23_pass4_skimmed_QC1" table:style-name="ta1">
        <table:table-column table:style-name="co2" table:number-columns-repeated="1024" table:default-cell-style-name="ce7"/>
        <table:table-row table:style-name="ro1">
          <table:table-cell table:style-name="ce1" office:value-type="string" calcext:value-type="string">
            <text:p>Eff BP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Plane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Err Eff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0443" calcext:value-type="float">
            <text:p>78.0443</text:p>
          </table:table-cell>
          <table:table-cell table:style-name="ce6" office:value-type="float" office:value="0.0890485" calcext:value-type="float">
            <text:p>0.0890485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47.1444" calcext:value-type="float">
            <text:p>47.1444</text:p>
          </table:table-cell>
          <table:table-cell table:style-name="ce4" office:value-type="float" office:value="0.347133" calcext:value-type="float">
            <text:p>0.34713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0.5186" calcext:value-type="float">
            <text:p>60.5186</text:p>
          </table:table-cell>
          <table:table-cell table:style-name="ce6" office:value-type="float" office:value="0.16192" calcext:value-type="float">
            <text:p>0.16192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44.9641" calcext:value-type="float">
            <text:p>44.9641</text:p>
          </table:table-cell>
          <table:table-cell table:style-name="ce4" office:value-type="float" office:value="0.413173" calcext:value-type="float">
            <text:p>0.41317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460899" calcext:value-type="float">
            <text:p>0.460899</text:p>
          </table:table-cell>
          <table:table-cell table:style-name="ce4" office:value-type="float" office:value="0.0588759" calcext:value-type="float">
            <text:p>0.058875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9.4579" calcext:value-type="float">
            <text:p>69.4579</text:p>
          </table:table-cell>
          <table:table-cell table:style-name="ce6" office:value-type="float" office:value="0.320439" calcext:value-type="float">
            <text:p>0.320439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.65234" calcext:value-type="float">
            <text:p>1.65234</text:p>
          </table:table-cell>
          <table:table-cell table:style-name="ce4" office:value-type="float" office:value="0.0541124" calcext:value-type="float">
            <text:p>0.0541124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346" calcext:value-type="float">
            <text:p>34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818062" calcext:value-type="float">
            <text:p>0.818062</text:p>
          </table:table-cell>
          <table:table-cell table:style-name="ce6" office:value-type="float" office:value="0.0382362" calcext:value-type="float">
            <text:p>0.038236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391" calcext:value-type="float">
            <text:p>39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0089" calcext:value-type="float">
            <text:p>72.0089</text:p>
          </table:table-cell>
          <table:table-cell table:style-name="ce6" office:value-type="float" office:value="0.16977" calcext:value-type="float">
            <text:p>0.1697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1.7522" calcext:value-type="float">
            <text:p>71.7522</text:p>
          </table:table-cell>
          <table:table-cell table:style-name="ce6" office:value-type="float" office:value="0.136105" calcext:value-type="float">
            <text:p>0.13610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9.639" calcext:value-type="float">
            <text:p>59.639</text:p>
          </table:table-cell>
          <table:table-cell table:style-name="ce6" office:value-type="float" office:value="0.151705" calcext:value-type="float">
            <text:p>0.15170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8.6767" calcext:value-type="float">
            <text:p>58.6767</text:p>
          </table:table-cell>
          <table:table-cell table:style-name="ce6" office:value-type="float" office:value="0.1785" calcext:value-type="float">
            <text:p>0.178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039" calcext:value-type="float">
            <text:p>76.039</text:p>
          </table:table-cell>
          <table:table-cell table:style-name="ce6" office:value-type="float" office:value="0.237356" calcext:value-type="float">
            <text:p>0.23735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30" calcext:value-type="float">
            <text:p>43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9173" calcext:value-type="float">
            <text:p>74.9173</text:p>
          </table:table-cell>
          <table:table-cell table:style-name="ce6" office:value-type="float" office:value="0.197726" calcext:value-type="float">
            <text:p>0.19772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7.0125" calcext:value-type="float">
            <text:p>77.0125</text:p>
          </table:table-cell>
          <table:table-cell table:style-name="ce6" office:value-type="float" office:value="0.253534" calcext:value-type="float">
            <text:p>0.25353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8488" calcext:value-type="float">
            <text:p>72.8488</text:p>
          </table:table-cell>
          <table:table-cell table:style-name="ce6" office:value-type="float" office:value="0.315299" calcext:value-type="float">
            <text:p>0.31529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4903" calcext:value-type="float">
            <text:p>74.4903</text:p>
          </table:table-cell>
          <table:table-cell table:style-name="ce6" office:value-type="float" office:value="0.259345" calcext:value-type="float">
            <text:p>0.25934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55" calcext:value-type="float">
            <text:p>45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3076" calcext:value-type="float">
            <text:p>74.3076</text:p>
          </table:table-cell>
          <table:table-cell table:style-name="ce6" office:value-type="float" office:value="0.300636" calcext:value-type="float">
            <text:p>0.30063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56" calcext:value-type="float">
            <text:p>45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3496" calcext:value-type="float">
            <text:p>68.3496</text:p>
          </table:table-cell>
          <table:table-cell table:style-name="ce6" office:value-type="float" office:value="0.29643" calcext:value-type="float">
            <text:p>0.29643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7.7186" calcext:value-type="float">
            <text:p>17.7186</text:p>
          </table:table-cell>
          <table:table-cell table:style-name="ce6" office:value-type="float" office:value="0.123154" calcext:value-type="float">
            <text:p>0.123154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8.2228" calcext:value-type="float">
            <text:p>18.2228</text:p>
          </table:table-cell>
          <table:table-cell table:style-name="ce6" office:value-type="float" office:value="0.137983" calcext:value-type="float">
            <text:p>0.13798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string" calcext:value-type="string">
            <text:p>BP</text:p>
          </table:table-cell>
          <table:table-cell table:style-name="ce6" office:value-type="float" office:value="79.8059" calcext:value-type="float">
            <text:p>79.8059</text:p>
          </table:table-cell>
          <table:table-cell table:style-name="ce6" office:value-type="float" office:value="0.10407" calcext:value-type="float">
            <text:p>0.1040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5385" calcext:value-type="float">
            <text:p>79.5385</text:p>
          </table:table-cell>
          <table:table-cell table:style-name="ce6" office:value-type="float" office:value="0.232791" calcext:value-type="float">
            <text:p>0.23279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3108" calcext:value-type="float">
            <text:p>68.3108</text:p>
          </table:table-cell>
          <table:table-cell table:style-name="ce6" office:value-type="float" office:value="0.262293" calcext:value-type="float">
            <text:p>0.26229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8.513" calcext:value-type="float">
            <text:p>58.513</text:p>
          </table:table-cell>
          <table:table-cell table:style-name="ce6" office:value-type="float" office:value="0.385581" calcext:value-type="float">
            <text:p>0.38558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1877" calcext:value-type="float">
            <text:p>79.1877</text:p>
          </table:table-cell>
          <table:table-cell table:style-name="ce6" office:value-type="float" office:value="0.153575" calcext:value-type="float">
            <text:p>0.15357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3.685" calcext:value-type="float">
            <text:p>73.685</text:p>
          </table:table-cell>
          <table:table-cell table:style-name="ce6" office:value-type="float" office:value="0.102867" calcext:value-type="float">
            <text:p>0.10286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6559" calcext:value-type="float">
            <text:p>78.6559</text:p>
          </table:table-cell>
          <table:table-cell table:style-name="ce6" office:value-type="float" office:value="0.145833" calcext:value-type="float">
            <text:p>0.14583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38" calcext:value-type="float">
            <text:p>638</text:p>
          </table:table-cell>
          <table:table-cell table:style-name="ce6" office:value-type="string" calcext:value-type="string">
            <text:p>BP</text:p>
          </table:table-cell>
          <table:table-cell table:style-name="ce6" office:value-type="float" office:value="70.4884" calcext:value-type="float">
            <text:p>70.4884</text:p>
          </table:table-cell>
          <table:table-cell table:style-name="ce6" office:value-type="float" office:value="0.165705" calcext:value-type="float">
            <text:p>0.16570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38" calcext:value-type="float">
            <text:p>63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7.6822" calcext:value-type="float">
            <text:p>67.6822</text:p>
          </table:table-cell>
          <table:table-cell table:style-name="ce6" office:value-type="float" office:value="0.169918" calcext:value-type="float">
            <text:p>0.169918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5.6934" calcext:value-type="float">
            <text:p>15.6934</text:p>
          </table:table-cell>
          <table:table-cell table:style-name="ce4" office:value-type="float" office:value="0.155726" calcext:value-type="float">
            <text:p>0.155726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26.5662" calcext:value-type="float">
            <text:p>26.5662</text:p>
          </table:table-cell>
          <table:table-cell table:style-name="ce6" office:value-type="float" office:value="0.189097" calcext:value-type="float">
            <text:p>0.18909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46" calcext:value-type="float">
            <text:p>64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3.4404" calcext:value-type="float">
            <text:p>73.4404</text:p>
          </table:table-cell>
          <table:table-cell table:style-name="ce6" office:value-type="float" office:value="0.116607" calcext:value-type="float">
            <text:p>0.11660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1972" calcext:value-type="float">
            <text:p>78.1972</text:p>
          </table:table-cell>
          <table:table-cell table:style-name="ce6" office:value-type="float" office:value="0.119995" calcext:value-type="float">
            <text:p>0.11999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7386" calcext:value-type="float">
            <text:p>68.7386</text:p>
          </table:table-cell>
          <table:table-cell table:style-name="ce6" office:value-type="float" office:value="0.174153" calcext:value-type="float">
            <text:p>0.17415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2887" calcext:value-type="float">
            <text:p>79.2887</text:p>
          </table:table-cell>
          <table:table-cell table:style-name="ce6" office:value-type="float" office:value="0.160867" calcext:value-type="float">
            <text:p>0.16086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1.8426" calcext:value-type="float">
            <text:p>71.8426</text:p>
          </table:table-cell>
          <table:table-cell table:style-name="ce6" office:value-type="float" office:value="0.246752" calcext:value-type="float">
            <text:p>0.24675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4" calcext:value-type="float">
            <text:p>68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0.533" calcext:value-type="float">
            <text:p>70.533</text:p>
          </table:table-cell>
          <table:table-cell table:style-name="ce6" office:value-type="float" office:value="0.248848" calcext:value-type="float">
            <text:p>0.24884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7" calcext:value-type="float">
            <text:p>68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9858" calcext:value-type="float">
            <text:p>78.9858</text:p>
          </table:table-cell>
          <table:table-cell table:style-name="ce6" office:value-type="float" office:value="0.29012" calcext:value-type="float">
            <text:p>0.2901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8" calcext:value-type="float">
            <text:p>68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468" calcext:value-type="float">
            <text:p>76.468</text:p>
          </table:table-cell>
          <table:table-cell table:style-name="ce6" office:value-type="float" office:value="0.282073" calcext:value-type="float">
            <text:p>0.28207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9" calcext:value-type="float">
            <text:p>68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1423" calcext:value-type="float">
            <text:p>78.1423</text:p>
          </table:table-cell>
          <table:table-cell table:style-name="ce6" office:value-type="float" office:value="0.284359" calcext:value-type="float">
            <text:p>0.28435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99" calcext:value-type="float">
            <text:p>69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1.7076" calcext:value-type="float">
            <text:p>71.7076</text:p>
          </table:table-cell>
          <table:table-cell table:style-name="ce6" office:value-type="float" office:value="0.216049" calcext:value-type="float">
            <text:p>0.216049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3.02558" calcext:value-type="float">
            <text:p>3.02558</text:p>
          </table:table-cell>
          <table:table-cell table:style-name="ce4" office:value-type="float" office:value="0.0575426" calcext:value-type="float">
            <text:p>0.0575426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03" calcext:value-type="float">
            <text:p>70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2.89467" calcext:value-type="float">
            <text:p>2.89467</text:p>
          </table:table-cell>
          <table:table-cell table:style-name="ce6" office:value-type="float" office:value="0.0563219" calcext:value-type="float">
            <text:p>0.0563219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341605" calcext:value-type="float">
            <text:p>0.341605</text:p>
          </table:table-cell>
          <table:table-cell table:style-name="ce4" office:value-type="float" office:value="0.0401897" calcext:value-type="float">
            <text:p>0.0401897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04" calcext:value-type="float">
            <text:p>70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0901457" calcext:value-type="float">
            <text:p>0.0901457</text:p>
          </table:table-cell>
          <table:table-cell table:style-name="ce6" office:value-type="float" office:value="0.0206715" calcext:value-type="float">
            <text:p>0.0206715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232889" calcext:value-type="float">
            <text:p>0.232889</text:p>
          </table:table-cell>
          <table:table-cell table:style-name="ce4" office:value-type="float" office:value="0.0316553" calcext:value-type="float">
            <text:p>0.0316553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05" calcext:value-type="float">
            <text:p>70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276017" calcext:value-type="float">
            <text:p>0.276017</text:p>
          </table:table-cell>
          <table:table-cell table:style-name="ce6" office:value-type="float" office:value="0.0344544" calcext:value-type="float">
            <text:p>0.034454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11" calcext:value-type="float">
            <text:p>71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3507" calcext:value-type="float">
            <text:p>78.3507</text:p>
          </table:table-cell>
          <table:table-cell table:style-name="ce6" office:value-type="float" office:value="0.0938433" calcext:value-type="float">
            <text:p>0.093843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.64074" calcext:value-type="float">
            <text:p>1.64074</text:p>
          </table:table-cell>
          <table:table-cell table:style-name="ce4" office:value-type="float" office:value="0.0369062" calcext:value-type="float">
            <text:p>0.0369062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19" calcext:value-type="float">
            <text:p>71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.7589" calcext:value-type="float">
            <text:p>1.7589</text:p>
          </table:table-cell>
          <table:table-cell table:style-name="ce6" office:value-type="float" office:value="0.0381891" calcext:value-type="float">
            <text:p>0.0381891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842754" calcext:value-type="float">
            <text:p>0.842754</text:p>
          </table:table-cell>
          <table:table-cell table:style-name="ce4" office:value-type="float" office:value="0.058612" calcext:value-type="float">
            <text:p>0.058612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139774" calcext:value-type="float">
            <text:p>0.139774</text:p>
          </table:table-cell>
          <table:table-cell table:style-name="ce6" office:value-type="float" office:value="0.0239543" calcext:value-type="float">
            <text:p>0.023954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248439" calcext:value-type="float">
            <text:p>0.248439</text:p>
          </table:table-cell>
          <table:table-cell table:style-name="ce4" office:value-type="float" office:value="0.0288445" calcext:value-type="float">
            <text:p>0.0288445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21" calcext:value-type="float">
            <text:p>72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130934" calcext:value-type="float">
            <text:p>0.130934</text:p>
          </table:table-cell>
          <table:table-cell table:style-name="ce6" office:value-type="float" office:value="0.0209525" calcext:value-type="float">
            <text:p>0.020952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3" calcext:value-type="float">
            <text:p>73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4112" calcext:value-type="float">
            <text:p>76.4112</text:p>
          </table:table-cell>
          <table:table-cell table:style-name="ce6" office:value-type="float" office:value="0.098542" calcext:value-type="float">
            <text:p>0.09854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4" calcext:value-type="float">
            <text:p>73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1714" calcext:value-type="float">
            <text:p>72.1714</text:p>
          </table:table-cell>
          <table:table-cell table:style-name="ce6" office:value-type="float" office:value="0.113548" calcext:value-type="float">
            <text:p>0.11354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5" calcext:value-type="float">
            <text:p>73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3.4807" calcext:value-type="float">
            <text:p>63.4807</text:p>
          </table:table-cell>
          <table:table-cell table:style-name="ce6" office:value-type="float" office:value="0.151917" calcext:value-type="float">
            <text:p>0.151917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.40042" calcext:value-type="float">
            <text:p>1.40042</text:p>
          </table:table-cell>
          <table:table-cell table:style-name="ce4" office:value-type="float" office:value="0.0336475" calcext:value-type="float">
            <text:p>0.0336475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.33073" calcext:value-type="float">
            <text:p>1.33073</text:p>
          </table:table-cell>
          <table:table-cell table:style-name="ce6" office:value-type="float" office:value="0.0328112" calcext:value-type="float">
            <text:p>0.0328112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0952812" calcext:value-type="float">
            <text:p>0.0952812</text:p>
          </table:table-cell>
          <table:table-cell table:style-name="ce4" office:value-type="float" office:value="0.0150581" calcext:value-type="float">
            <text:p>0.0150581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42" calcext:value-type="float">
            <text:p>74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0476406" calcext:value-type="float">
            <text:p>0.0476406</text:p>
          </table:table-cell>
          <table:table-cell table:style-name="ce6" office:value-type="float" office:value="0.0106502" calcext:value-type="float">
            <text:p>0.0106502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128447" calcext:value-type="float">
            <text:p>0.128447</text:p>
          </table:table-cell>
          <table:table-cell table:style-name="ce6" office:value-type="float" office:value="0.031133" calcext:value-type="float">
            <text:p>0.03113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.71289" calcext:value-type="float">
            <text:p>1.71289</text:p>
          </table:table-cell>
          <table:table-cell table:style-name="ce4" office:value-type="float" office:value="0.0456468" calcext:value-type="float">
            <text:p>0.0456468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63" calcext:value-type="float">
            <text:p>76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.76487" calcext:value-type="float">
            <text:p>1.76487</text:p>
          </table:table-cell>
          <table:table-cell table:style-name="ce6" office:value-type="float" office:value="0.046322" calcext:value-type="float">
            <text:p>0.046322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15222" calcext:value-type="float">
            <text:p>0.15222</text:p>
          </table:table-cell>
          <table:table-cell table:style-name="ce4" office:value-type="float" office:value="0.0253507" calcext:value-type="float">
            <text:p>0.0253507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64" calcext:value-type="float">
            <text:p>76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0591966" calcext:value-type="float">
            <text:p>0.0591966</text:p>
          </table:table-cell>
          <table:table-cell table:style-name="ce6" office:value-type="float" office:value="0.0158163" calcext:value-type="float">
            <text:p>0.015816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107796" calcext:value-type="float">
            <text:p>0.107796</text:p>
          </table:table-cell>
          <table:table-cell table:style-name="ce4" office:value-type="float" office:value="0.0215475" calcext:value-type="float">
            <text:p>0.0215475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16385" calcext:value-type="float">
            <text:p>0.16385</text:p>
          </table:table-cell>
          <table:table-cell table:style-name="ce6" office:value-type="float" office:value="0.0265581" calcext:value-type="float">
            <text:p>0.026558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66" calcext:value-type="float">
            <text:p>76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0061" calcext:value-type="float">
            <text:p>78.0061</text:p>
          </table:table-cell>
          <table:table-cell table:style-name="ce6" office:value-type="float" office:value="0.13251" calcext:value-type="float">
            <text:p>0.13251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949065" calcext:value-type="float">
            <text:p>0.949065</text:p>
          </table:table-cell>
          <table:table-cell table:style-name="ce4" office:value-type="float" office:value="0.041949" calcext:value-type="float">
            <text:p>0.041949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79" calcext:value-type="float">
            <text:p>77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.02207" calcext:value-type="float">
            <text:p>1.02207</text:p>
          </table:table-cell>
          <table:table-cell table:style-name="ce6" office:value-type="float" office:value="0.0435164" calcext:value-type="float">
            <text:p>0.0435164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108713" calcext:value-type="float">
            <text:p>0.108713</text:p>
          </table:table-cell>
          <table:table-cell table:style-name="ce4" office:value-type="float" office:value="0.0237101" calcext:value-type="float">
            <text:p>0.0237101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80" calcext:value-type="float">
            <text:p>78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0828286" calcext:value-type="float">
            <text:p>0.0828286</text:p>
          </table:table-cell>
          <table:table-cell table:style-name="ce6" office:value-type="float" office:value="0.0206986" calcext:value-type="float">
            <text:p>0.0206986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125057" calcext:value-type="float">
            <text:p>0.125057</text:p>
          </table:table-cell>
          <table:table-cell table:style-name="ce4" office:value-type="float" office:value="0.021756" calcext:value-type="float">
            <text:p>0.021756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136426" calcext:value-type="float">
            <text:p>0.136426</text:p>
          </table:table-cell>
          <table:table-cell table:style-name="ce6" office:value-type="float" office:value="0.0227221" calcext:value-type="float">
            <text:p>0.0227221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2.17352" calcext:value-type="float">
            <text:p>2.17352</text:p>
          </table:table-cell>
          <table:table-cell table:style-name="ce4" office:value-type="float" office:value="0.0738235" calcext:value-type="float">
            <text:p>0.0738235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92" calcext:value-type="float">
            <text:p>79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2.16071" calcext:value-type="float">
            <text:p>2.16071</text:p>
          </table:table-cell>
          <table:table-cell table:style-name="ce6" office:value-type="float" office:value="0.0736103" calcext:value-type="float">
            <text:p>0.073610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.84246" calcext:value-type="float">
            <text:p>1.84246</text:p>
          </table:table-cell>
          <table:table-cell table:style-name="ce4" office:value-type="float" office:value="0.10775" calcext:value-type="float">
            <text:p>0.10775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95" calcext:value-type="float">
            <text:p>79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.93876" calcext:value-type="float">
            <text:p>1.93876</text:p>
          </table:table-cell>
          <table:table-cell table:style-name="ce6" office:value-type="float" office:value="0.110476" calcext:value-type="float">
            <text:p>0.110476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0360902" calcext:value-type="float">
            <text:p>0.0360902</text:p>
          </table:table-cell>
          <table:table-cell table:style-name="ce4" office:value-type="float" office:value="0.0147311" calcext:value-type="float">
            <text:p>0.0147311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96" calcext:value-type="float">
            <text:p>79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0300752" calcext:value-type="float">
            <text:p>0.0300752</text:p>
          </table:table-cell>
          <table:table-cell table:style-name="ce6" office:value-type="float" office:value="0.013448" calcext:value-type="float">
            <text:p>0.013448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0417667" calcext:value-type="float">
            <text:p>0.0417667</text:p>
          </table:table-cell>
          <table:table-cell table:style-name="ce4" office:value-type="float" office:value="0.0147637" calcext:value-type="float">
            <text:p>0.0147637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97" calcext:value-type="float">
            <text:p>79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109638" calcext:value-type="float">
            <text:p>0.109638</text:p>
          </table:table-cell>
          <table:table-cell table:style-name="ce6" office:value-type="float" office:value="0.0239118" calcext:value-type="float">
            <text:p>0.023911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0481" calcext:value-type="float">
            <text:p>68.0481</text:p>
          </table:table-cell>
          <table:table-cell table:style-name="ce6" office:value-type="float" office:value="0.287123" calcext:value-type="float">
            <text:p>0.28712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09" calcext:value-type="float">
            <text:p>80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2688" calcext:value-type="float">
            <text:p>79.2688</text:p>
          </table:table-cell>
          <table:table-cell table:style-name="ce6" office:value-type="float" office:value="0.281902" calcext:value-type="float">
            <text:p>0.28190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5447" calcext:value-type="float">
            <text:p>68.5447</text:p>
          </table:table-cell>
          <table:table-cell table:style-name="ce6" office:value-type="float" office:value="0.270513" calcext:value-type="float">
            <text:p>0.27051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.45336" calcext:value-type="float">
            <text:p>1.45336</text:p>
          </table:table-cell>
          <table:table-cell table:style-name="ce4" office:value-type="float" office:value="0.176261" calcext:value-type="float">
            <text:p>0.176261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811" calcext:value-type="float">
            <text:p>81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.73536" calcext:value-type="float">
            <text:p>1.73536</text:p>
          </table:table-cell>
          <table:table-cell table:style-name="ce6" office:value-type="float" office:value="0.192328" calcext:value-type="float">
            <text:p>0.192328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276784" calcext:value-type="float">
            <text:p>0.276784</text:p>
          </table:table-cell>
          <table:table-cell table:style-name="ce4" office:value-type="float" office:value="0.0305233" calcext:value-type="float">
            <text:p>0.0305233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222777" calcext:value-type="float">
            <text:p>0.222777</text:p>
          </table:table-cell>
          <table:table-cell table:style-name="ce6" office:value-type="float" office:value="0.0273914" calcext:value-type="float">
            <text:p>0.027391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7" calcext:value-type="float">
            <text:p>81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8.699" calcext:value-type="float">
            <text:p>58.699</text:p>
          </table:table-cell>
          <table:table-cell table:style-name="ce6" office:value-type="float" office:value="0.217818" calcext:value-type="float">
            <text:p>0.21781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8" calcext:value-type="float">
            <text:p>81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7.7045" calcext:value-type="float">
            <text:p>67.7045</text:p>
          </table:table-cell>
          <table:table-cell table:style-name="ce6" office:value-type="float" office:value="0.256837" calcext:value-type="float">
            <text:p>0.25683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9" calcext:value-type="float">
            <text:p>81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5324" calcext:value-type="float">
            <text:p>79.5324</text:p>
          </table:table-cell>
          <table:table-cell table:style-name="ce6" office:value-type="float" office:value="0.489237" calcext:value-type="float">
            <text:p>0.48923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28" calcext:value-type="float">
            <text:p>82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5.7171" calcext:value-type="float">
            <text:p>75.7171</text:p>
          </table:table-cell>
          <table:table-cell table:style-name="ce6" office:value-type="float" office:value="0.104375" calcext:value-type="float">
            <text:p>0.10437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793" calcext:value-type="float">
            <text:p>79.793</text:p>
          </table:table-cell>
          <table:table-cell table:style-name="ce6" office:value-type="float" office:value="0.0976248" calcext:value-type="float">
            <text:p>0.0976248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4.15056" calcext:value-type="float">
            <text:p>4.15056</text:p>
          </table:table-cell>
          <table:table-cell table:style-name="ce4" office:value-type="float" office:value="0.0885887" calcext:value-type="float">
            <text:p>0.0885887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863" calcext:value-type="float">
            <text:p>86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4.13083" calcext:value-type="float">
            <text:p>4.13083</text:p>
          </table:table-cell>
          <table:table-cell table:style-name="ce6" office:value-type="float" office:value="0.088387" calcext:value-type="float">
            <text:p>0.08838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71" calcext:value-type="float">
            <text:p>87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0783" calcext:value-type="float">
            <text:p>78.0783</text:p>
          </table:table-cell>
          <table:table-cell table:style-name="ce6" office:value-type="float" office:value="0.14725" calcext:value-type="float">
            <text:p>0.1472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74" calcext:value-type="float">
            <text:p>87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6909" calcext:value-type="float">
            <text:p>76.6909</text:p>
          </table:table-cell>
          <table:table-cell table:style-name="ce6" office:value-type="float" office:value="0.1927" calcext:value-type="float">
            <text:p>0.192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90" calcext:value-type="float">
            <text:p>890</text:p>
          </table:table-cell>
          <table:table-cell table:style-name="ce6" office:value-type="string" calcext:value-type="string">
            <text:p>BP</text:p>
          </table:table-cell>
          <table:table-cell table:style-name="ce6" office:value-type="float" office:value="71.712" calcext:value-type="float">
            <text:p>71.712</text:p>
          </table:table-cell>
          <table:table-cell table:style-name="ce6" office:value-type="float" office:value="0.149196" calcext:value-type="float">
            <text:p>0.14919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15" calcext:value-type="float">
            <text:p>91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8647" calcext:value-type="float">
            <text:p>76.8647</text:p>
          </table:table-cell>
          <table:table-cell table:style-name="ce6" office:value-type="float" office:value="0.298964" calcext:value-type="float">
            <text:p>0.29896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19" calcext:value-type="float">
            <text:p>91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1.2763" calcext:value-type="float">
            <text:p>71.2763</text:p>
          </table:table-cell>
          <table:table-cell table:style-name="ce6" office:value-type="float" office:value="0.259541" calcext:value-type="float">
            <text:p>0.25954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0" calcext:value-type="float">
            <text:p>92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5.706" calcext:value-type="float">
            <text:p>75.706</text:p>
          </table:table-cell>
          <table:table-cell table:style-name="ce6" office:value-type="float" office:value="0.229856" calcext:value-type="float">
            <text:p>0.22985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1" calcext:value-type="float">
            <text:p>92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6.6734" calcext:value-type="float">
            <text:p>56.6734</text:p>
          </table:table-cell>
          <table:table-cell table:style-name="ce6" office:value-type="float" office:value="0.352869" calcext:value-type="float">
            <text:p>0.35286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2" calcext:value-type="float">
            <text:p>92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7.1189" calcext:value-type="float">
            <text:p>57.1189</text:p>
          </table:table-cell>
          <table:table-cell table:style-name="ce6" office:value-type="float" office:value="0.32909" calcext:value-type="float">
            <text:p>0.3290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7" calcext:value-type="float">
            <text:p>92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4273" calcext:value-type="float">
            <text:p>74.4273</text:p>
          </table:table-cell>
          <table:table-cell table:style-name="ce6" office:value-type="float" office:value="0.294709" calcext:value-type="float">
            <text:p>0.29470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8" calcext:value-type="float">
            <text:p>92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6.4554" calcext:value-type="float">
            <text:p>66.4554</text:p>
          </table:table-cell>
          <table:table-cell table:style-name="ce6" office:value-type="float" office:value="0.939606" calcext:value-type="float">
            <text:p>0.93960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34" calcext:value-type="float">
            <text:p>93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507" calcext:value-type="float">
            <text:p>72.507</text:p>
          </table:table-cell>
          <table:table-cell table:style-name="ce6" office:value-type="float" office:value="0.191511" calcext:value-type="float">
            <text:p>0.19151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35" calcext:value-type="float">
            <text:p>93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4832" calcext:value-type="float">
            <text:p>78.4832</text:p>
          </table:table-cell>
          <table:table-cell table:style-name="ce6" office:value-type="float" office:value="0.216278" calcext:value-type="float">
            <text:p>0.21627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36" calcext:value-type="float">
            <text:p>93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7.8281" calcext:value-type="float">
            <text:p>67.8281</text:p>
          </table:table-cell>
          <table:table-cell table:style-name="ce6" office:value-type="float" office:value="0.859193" calcext:value-type="float">
            <text:p>0.859193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8:54:32.465036916</meta:creation-date>
    <dc:date>2024-06-27T19:29:51.909865516</dc:date>
    <meta:editing-duration>PT8H25M31S</meta:editing-duration>
    <meta:editing-cycles>12</meta:editing-cycles>
    <meta:generator>LibreOffice/6.4.7.2$Linux_X86_64 LibreOffice_project/40$Build-2</meta:generator>
    <meta:document-statistic meta:table-count="2" meta:cell-count="935" meta:object-count="0"/>
  </office:meta>
</office:document-meta>
</file>